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font-size="9pt" style:font-size-asian="9pt" style:font-size-complex="9pt"/>
    </style:style>
    <style:style style:name="T3" style:parent-style-name="Standaardalinea-lettertype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62336" draw:style-name="a0" draw:name="Afbeelding 2" text:anchor-type="paragraph" svg:x="5.09931in" svg:y="6.07431in" svg:width="0.45833in" svg:height="0.45833in" style:rel-width="scale" style:rel-height="scale"><draw:image xlink:href="media/image1.jpeg" xlink:type="simple" xlink:show="embed" xlink:actuate="onLoad"/><svg:title/><svg:desc>Afbeelding met tekst, illustratie

Automatisch gegenereerde beschrijving</svg:desc></draw:frame><draw:frame draw:z-index="251663360" draw:id="id0" draw:style-name="a1" draw:name="Tekstvak 2" text:anchor-type="paragraph" svg:x="5.51597in" svg:y="6.19296in" svg:width="1.42708in" svg:height="0.40625in" style:rel-width="scale" style:rel-height="scale"><draw:text-box><text:p text:style-name="P2">Algemeen gevaar</text:p></draw:text-box><svg:title/><svg:desc/></draw:frame><draw:frame draw:z-index="251660288" draw:id="id1" draw:style-name="a2" draw:name="Tekstvak 2" text:anchor-type="paragraph" svg:x="3.17708in" svg:y="0.0005in" svg:width="3.98958in" svg:height="0.41667in" style:rel-width="scale" style:rel-height="scale"><draw:text-box><text:p text:style-name="Standaard"><text:span text:style-name="T3">Overzicht toegepaste symbolen</text:span></text:p></draw:text-box><svg:title/><svg:desc/></draw:frame><draw:frame draw:z-index="251659264" draw:style-name="a3" draw:name="Afbeelding 1" text:anchor-type="paragraph" svg:x="-0.39792in" svg:y="0.62986in" svg:width="10.52083in" svg:height="5.66319in" style:rel-width="scale" style:rel-height="scale"><draw:image xlink:href="media/image2.JPG" xlink:type="simple" xlink:show="embed" xlink:actuate="onLoad"/><svg:title/><svg:desc>Afbeelding met tafel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style:letter-kerning="true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style:letter-kerning="true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style:letter-kerning="true" fo:hyphenate="false"/>
    </style:style>
    <style:style style:name="Standaard" style:display-name="Standaard" style:family="paragraph">
      <style:text-properties style:letter-kerning="fals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style:letter-kerning="true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style:letter-kerning="true"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style:letter-kerning="true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letter-kerning="false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letter-kerning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gust Zwart</meta:initial-creator>
    <dc:creator>August Zwart</dc:creator>
    <meta:creation-date>2025-01-23T12:10:00Z</meta:creation-date>
    <dc:date>2025-01-23T12:11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